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5795" officeooo:paragraph-rsid="001b5795"/>
    </style:style>
    <style:style style:name="P2" style:family="paragraph" style:parent-style-name="Standard">
      <style:paragraph-properties fo:text-align="center" style:justify-single-word="false"/>
      <style:text-properties officeooo:rsid="001b5795" officeooo:paragraph-rsid="001b5795"/>
    </style:style>
    <style:style style:name="P3" style:family="paragraph" style:parent-style-name="Standard">
      <style:text-properties officeooo:rsid="001b5795" officeooo:paragraph-rsid="001b9983"/>
    </style:style>
    <style:style style:name="P4" style:family="paragraph" style:parent-style-name="Standard">
      <style:text-properties officeooo:rsid="001b5795" officeooo:paragraph-rsid="001c63d3"/>
    </style:style>
    <style:style style:name="P5" style:family="paragraph" style:parent-style-name="Standard">
      <style:text-properties fo:font-weight="bold" officeooo:rsid="001b5795" officeooo:paragraph-rsid="001b579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b5795" officeooo:paragraph-rsid="001b5795" style:font-weight-asian="bold" style:font-weight-complex="bold"/>
    </style:style>
    <style:style style:name="P7" style:family="paragraph" style:parent-style-name="Standard">
      <style:text-properties fo:font-weight="bold" officeooo:rsid="001b9983" officeooo:paragraph-rsid="001b9983" style:font-weight-asian="bold" style:font-weight-complex="bold"/>
    </style:style>
    <style:style style:name="P8" style:family="paragraph" style:parent-style-name="Standard">
      <style:text-properties fo:font-size="14pt" fo:font-weight="bold" officeooo:rsid="001b5795" officeooo:paragraph-rsid="001b5795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b9983" officeooo:paragraph-rsid="001b9983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b9983" officeooo:paragraph-rsid="001c63d3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c63d3" officeooo:paragraph-rsid="001c63d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style="italic" fo:font-weight="bold" officeooo:rsid="001b5795" officeooo:paragraph-rsid="001b5795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text-properties fo:color="#c9211e" officeooo:rsid="001b5795" officeooo:paragraph-rsid="001b5795"/>
    </style:style>
    <style:style style:name="P14" style:family="paragraph" style:parent-style-name="Standard">
      <style:text-properties officeooo:rsid="001b9983" officeooo:paragraph-rsid="001b9983"/>
    </style:style>
    <style:style style:name="P15" style:family="paragraph" style:parent-style-name="Standard">
      <style:text-properties officeooo:rsid="001b9983" officeooo:paragraph-rsid="001c63d3"/>
    </style:style>
    <style:style style:name="P16" style:family="paragraph" style:parent-style-name="Standard">
      <style:text-properties fo:font-weight="normal" officeooo:rsid="001b9983" officeooo:paragraph-rsid="001b9983" style:font-weight-asian="normal" style:font-weight-complex="normal"/>
    </style:style>
    <style:style style:name="P17" style:family="paragraph" style:parent-style-name="Standard">
      <style:text-properties officeooo:rsid="001c63d3" officeooo:paragraph-rsid="001c63d3"/>
    </style:style>
    <style:style style:name="T1" style:family="text">
      <style:text-properties officeooo:rsid="001b9983"/>
    </style:style>
    <style:style style:name="T2" style:family="text">
      <style:text-properties fo:color="#c9211e"/>
    </style:style>
    <style:style style:name="T3" style:family="text">
      <style:text-properties fo:color="#c9211e" officeooo:rsid="001b9983"/>
    </style:style>
    <style:style style:name="T4" style:family="text">
      <style:text-properties officeooo:rsid="001c63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7">Programa de Mercado </text:p>
      <text:p text:style-name="P17"/>
      <text:p text:style-name="P17">Realizar compras em um estabelecimento sem a necessidade de vendedores, o cliente já cadastrado no sistema terá a facilidade de realizar as compras registrando os produtos de seu carrinho de compras através do cogido de barra e ao final das compras gerar uma nota com valor total das compras para pagamento via cartão credito ou débito.</text:p>
      <text:p text:style-name="P1"/>
      <text:p text:style-name="P1"/>
      <text:p text:style-name="P1"/>
      <text:p text:style-name="P5"><text:span text:style-name="T4">DATABASE: MERCADO</text:span></text:p>
      <text:p text:style-name="P1"/>
      <text:p text:style-name="P12"/>
      <text:p text:style-name="P12">ENTIDADES</text:p>
      <text:p text:style-name="P1"/>
      <text:p text:style-name="P8">CLIENTE </text:p>
      <text:p text:style-name="P1">- NOME</text:p>
      <text:p text:style-name="P1">- CPF</text:p>
      <text:p text:style-name="P1">- ENDEREÇO</text:p>
      <text:p text:style-name="P1">- TELEFONE</text:p>
      <text:p text:style-name="P1">- ID_CLIENTE</text:p>
      <text:p text:style-name="P1"/>
      <text:p text:style-name="P14">Função:</text:p>
      <text:p text:style-name="P14">Cadastrar( gerando um id único), editar e excluir usuario.</text:p>
      <text:p text:style-name="P1"/>
      <text:p text:style-name="P1"/>
      <text:p text:style-name="P8">PRODUTO</text:p>
      <text:p text:style-name="P1">- NOME</text:p>
      <text:p text:style-name="P1">- CÓDIGO DE BARRA</text:p>
      <text:p text:style-name="P1">- VALOR</text:p>
      <text:p text:style-name="P1">- ID_VALOR</text:p>
      <text:p text:style-name="P1"/>
      <text:p text:style-name="P14">Função:</text:p>
      <text:p text:style-name="P14">Cadastrar( gerando um id único), editar e excluir produto.</text:p>
      <text:p text:style-name="P1"/>
      <text:p text:style-name="P11"/>
      <text:p text:style-name="P11"/>
      <text:p text:style-name="P11">CARTÃO</text:p>
      <text:p text:style-name="P4">- NOME <text:span text:style-name="T4">DO TITULAR</text:span></text:p>
      <text:p text:style-name="P4">- ID_VALOR</text:p>
      <text:p text:style-name="P4"/>
      <text:p text:style-name="P15">Função:</text:p>
      <text:p text:style-name="P10">Cadastrar( gerando um id único), editar e exclui <text:span text:style-name="T4">crédito</text:span>.</text:p>
      <text:p text:style-name="P11"/>
      <text:p text:style-name="P11"/>
      <text:p text:style-name="P11"/>
      <text:p text:style-name="P11">BANDEIRA CREDITO</text:p>
      <text:p text:style-name="P3">- NOME</text:p>
      <text:p text:style-name="P3">- ID_VALOR</text:p>
      <text:p text:style-name="P3"><text:soft-page-break/></text:p>
      <text:p text:style-name="P14">Função:</text:p>
      <text:p text:style-name="P14">Cadastrar( gerando um id único), editar e exclui <text:span text:style-name="T4">crédito</text:span>.</text:p>
      <text:p text:style-name="P5"/>
      <text:p text:style-name="P9">PAGAMENTO</text:p>
      <text:p text:style-name="P3">- <text:span text:style-name="T1">FORMA DE PAGAMENTO</text:span></text:p>
      <text:p text:style-name="P3">- ID_VALOR</text:p>
      <text:p text:style-name="P3"/>
      <text:p text:style-name="P14">Função:</text:p>
      <text:p text:style-name="P16">Cadastrar( gerando um id único), editar e excluir forma de pagamento.</text:p>
      <text:p text:style-name="P16"/>
      <text:p text:style-name="P16"/>
      <text:p text:style-name="P16"/>
      <text:p text:style-name="P9">NOTA</text:p>
      <text:p text:style-name="P3">- NOME</text:p>
      <text:p text:style-name="P3">- ID_VALOR</text:p>
      <text:p text:style-name="P3"/>
      <text:p text:style-name="P14">Função:</text:p>
      <text:p text:style-name="P16">Cadastrar( gerando um id único), editar e excluir produto.</text:p>
      <text:p text:style-name="P7"/>
      <text:p text:style-name="P7"/>
      <text:p text:style-name="P7"/>
      <text:p text:style-name="P7"/>
      <text:p text:style-name="P7"/>
      <text:p text:style-name="P6">CÓDIGO FONTE</text:p>
      <text:p text:style-name="P2"/>
      <text:p text:style-name="P1">create database Mercado;<text:line-break/>use Mercado;<text:line-break/><text:line-break/>create table Cliente (<text:line-break/>Nome varchar(50),<text:line-break/>cpf varchar(15),<text:line-break/>endereco varchar(50),<text:line-break/>telefone varchar(50),<text:line-break/>id_cliente int auto_increment primary key);<text:line-break/><text:line-break/>create table produto (<text:line-break/>nome varchar(50),<text:line-break/>valor int,</text:p>
      <text:p text:style-name="P1">codigo_barra int,<text:line-break/>id_produto int primary key);<text:line-break/><text:line-break/></text:p>
      <text:p text:style-name="P13">create table <text:span text:style-name="T4">credito</text:span> (</text:p>
      <text:p text:style-name="P13">nome varchar(50),</text:p>
      <text:p text:style-name="P13">id int primary key);</text:p>
      <text:p text:style-name="P13"/>
      <text:p text:style-name="P13">create table pagamento (</text:p>
      <text:p text:style-name="P13"><text:span text:style-name="T1">forma</text:span> varchar(50), <text:s/><text:span text:style-name="T1">( opção de escolha, cartão de: Débito ou Crédito ( acionar a entidade ‘cartão’).</text:span></text:p>
      <text:p text:style-name="P1"><text:span text:style-name="T2">id int primary key);</text:span><text:line-break/><text:line-break/>create table nota (<text:line-break/><text:soft-page-break/><text:span text:style-name="T2">data1 char(5), </text:span><text:span text:style-name="T3">(qual comando para salvar a data atual (dd/mm/aaaa)</text:span><text:span text:style-name="T2"><text:line-break/>hora char(5), </text:span><text:span text:style-name="T3">(qual comando para salvar a hora (hh:mm)</text:span><text:line-break/>cliente int,<text:line-break/><text:span text:style-name="T2">produto int, </text:span><text:span text:style-name="T3">( Como realizar a inserção dos produtos com a soma de todos?)</text:span><text:line-break/>pagamento int,<text:line-break/>constraint c1 foreign key (cliente) references Cliente(id_cliente),<text:line-break/>constraint p1 foreign key (produto) references produto(id_produto),<text:line-break/>constraint pg1 foreign key (pagamento) references pagamento(id_pagamento));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1:53:18.953000000</meta:creation-date>
    <dc:date>2019-10-07T12:32:40.747000000</dc:date>
    <meta:editing-duration>PT8M39S</meta:editing-duration>
    <meta:editing-cycles>1</meta:editing-cycles>
    <meta:generator>LibreOffice/6.2.4.2$Windows_X86_64 LibreOffice_project/2412653d852ce75f65fbfa83fb7e7b669a126d64</meta:generator>
    <meta:document-statistic meta:table-count="0" meta:image-count="0" meta:object-count="0" meta:page-count="3" meta:paragraph-count="48" meta:word-count="305" meta:character-count="1961" meta:non-whitespace-character-count="1696"/>
  </office:meta>
</office:document-meta>
</file>